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14.232cm"/>
    </style:style>
    <style:style style:name="gr2" style:family="graphic" style:parent-style-name="standard">
      <style:graphic-properties draw:fill-color="#bce4e5" draw:textarea-horizontal-align="justify" draw:textarea-vertical-align="middle" draw:auto-grow-height="false" fo:min-height="8.005cm" fo:min-width="21.598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4.613cm"/>
    </style:style>
    <style:style style:name="gr4" style:family="graphic" style:parent-style-name="standard">
      <style:graphic-properties draw:textarea-horizontal-align="justify" draw:textarea-vertical-align="middle" draw:auto-grow-height="false" fo:min-height="1.909cm" fo:min-width="4.58cm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7.374cm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9.533cm"/>
    </style:style>
    <style:style style:name="gr7" style:family="graphic" style:parent-style-name="standard">
      <style:graphic-properties draw:stroke="none" draw:fill="none" fo:min-height="0.9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32cm" svg:height="1.524cm" svg:x="2.524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098cm" svg:height="8.255cm" svg:x="1.845cm" svg:y="4.2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113cm" svg:height="1.27cm" svg:x="6.715cm" svg:y="10.2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2.159cm" svg:x="6.715cm" svg:y="7.7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874cm" svg:height="2.794cm" svg:x="6.588cm" svg:y="4.5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033cm" svg:height="1.905cm" svg:x="1.508cm" svg:y="2.016cm">
          <text:p text:style-name="P1">mysql 并发控制及事务原理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042cm" svg:height="1.192cm" svg:x="2.143cm" svg:y="7.223cm">
          <draw:text-box>
            <text:p>并发控制</text:p>
          </draw:text-box>
        </draw:frame>
        <draw:frame draw:style-name="gr8" draw:text-style-name="P4" draw:layer="layout" svg:width="1.137cm" svg:height="1.191cm" svg:x="6.975cm" svg:y="5.143cm">
          <draw:text-box>
            <text:p>锁</text:p>
          </draw:text-box>
        </draw:frame>
        <draw:frame draw:style-name="gr9" draw:text-style-name="P4" draw:layer="layout" svg:width="1.778cm" svg:height="1.191cm" svg:x="6.941cm" svg:y="7.985cm">
          <draw:text-box>
            <text:p>粒度</text:p>
          </draw:text-box>
        </draw:frame>
        <draw:frame draw:style-name="gr8" draw:text-style-name="P4" draw:layer="layout" svg:width="2.407cm" svg:height="1.191cm" svg:x="6.947cm" svg:y="10.144cm">
          <draw:text-box>
            <text:p>多版本</text:p>
          </draw:text-box>
        </draw:frame>
        <draw:frame draw:style-name="gr8" draw:text-style-name="P4" draw:layer="layout" svg:width="3.677cm" svg:height="1.191cm" svg:x="9.382cm" svg:y="4.937cm">
          <draw:text-box>
            <text:p>共享锁，读</text:p>
          </draw:text-box>
        </draw:frame>
        <draw:frame draw:style-name="gr8" draw:text-style-name="P4" draw:layer="layout" svg:width="3.677cm" svg:height="1.191cm" svg:x="9.382cm" svg:y="6.286cm">
          <draw:text-box>
            <text:p>排他锁，写</text:p>
          </draw:text-box>
        </draw:frame>
        <draw:frame draw:style-name="gr10" draw:text-style-name="P4" draw:layer="layout" svg:width="1.772cm" svg:height="1.699cm" svg:x="9.382cm" svg:y="7.604cm">
          <draw:text-box>
            <text:p>表级</text:p>
          </draw:text-box>
        </draw:frame>
        <draw:frame draw:style-name="gr8" draw:text-style-name="P4" draw:layer="layout" svg:width="1.772cm" svg:height="1.191cm" svg:x="9.388cm" svg:y="8.62cm">
          <draw:text-box>
            <text:p>行级</text:p>
          </draw:text-box>
        </draw:frame>
        <draw:frame draw:style-name="gr8" draw:text-style-name="P4" draw:layer="layout" svg:width="11.458cm" svg:height="0.962cm" svg:x="9.763cm" svg:y="10.198cm">
          <draw:text-box>
            <text:p>MVCC mutli vertion concurency control</text:p>
          </draw:text-box>
        </draw:frame>
        <draw:frame draw:style-name="gr8" draw:text-style-name="P4" draw:layer="layout" svg:width="5.116cm" svg:height="0.962cm" svg:x="16.24cm" svg:y="2.778cm">
          <draw:text-box>
            <text:p>innoDB MyiSAM</text:p>
          </draw:text-box>
        </draw:frame>
        <draw:frame draw:style-name="gr8" draw:text-style-name="P4" draw:layer="layout" svg:width="2.407cm" svg:height="1.191cm" svg:x="4.048cm" svg:y="13.7cm">
          <draw:text-box>
            <text:p>表数据</text:p>
          </draw:text-box>
        </draw:frame>
        <draw:frame draw:style-name="gr8" draw:text-style-name="P4" draw:layer="layout" svg:width="3.042cm" svg:height="1.191cm" svg:x="8.62cm" svg:y="13.7cm">
          <draw:text-box>
            <text:p>并发读写</text:p>
          </draw:text-box>
        </draw:frame>
        <draw:frame draw:style-name="gr8" draw:text-style-name="P4" draw:layer="layout" svg:width="2.407cm" svg:height="1.191cm" svg:x="13.446cm" svg:y="13.7cm">
          <draw:text-box>
            <text:p>锁机制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5T09:49:54.006540636</meta:creation-date>
    <dc:date>2021-03-15T16:33:59.957795848</dc:date>
    <meta:editing-duration>PT6H33M54S</meta:editing-duration>
    <meta:editing-cycles>5</meta:editing-cycles>
    <meta:generator>LibreOffice/6.0.7.3$Linux_X86_64 LibreOffice_project/00m0$Build-3</meta:generator>
    <meta:document-statistic meta:object-count="19"/>
  </office:meta>
</office:document-meta>
</file>